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type (for previously set effect number)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4 kit number is OR’d with 3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om (engine) effect to (control)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24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numbers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7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4:06:20.658528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7-28T15:44:34.267593763</dc:date>
    <meta:editing-duration>PT22H10M5S</meta:editing-duration>
    <meta:editing-cycles>93</meta:editing-cycles>
    <meta:generator>LibreOffice/5.1.4.2$Linux_X86_64 LibreOffice_project/10m0$Build-2</meta:generator>
    <meta:document-statistic meta:table-count="1" meta:cell-count="2159" meta:object-count="0"/>
  </office:meta>
</office:document-meta>
</file>